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764cm" fo:margin-left="0.012cm" fo:margin-top="0cm" fo:margin-bottom="0cm" table:align="left" style:writing-mode="page"/>
    </style:style>
    <style:style style:name="Tabela1.A" style:family="table-column">
      <style:table-column-properties style:column-width="4.062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6cm"/>
    </style:style>
    <style:style style:name="Tabela1.D" style:family="table-column">
      <style:table-column-properties style:column-width="4.06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text-align="start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style:font-name-asian="Times New Roman1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rsid="001e75eb" officeooo:paragraph-rsid="001e75eb" style:font-name-asian="Times New Roman1" style:font-name-complex="Times New Roman1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1e75eb" officeooo:paragraph-rsid="001e75eb" style:font-name-asian="Times New Roman1" style:font-name-complex="Times New Roman1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2pt" fo:font-weight="bold" style:font-name-asian="Times New Roman1" style:font-size-asian="22pt" style:font-weight-asian="bold" style:font-name-complex="Times New Roman1" style:font-size-complex="22pt"/>
    </style:style>
    <style:style style:name="P10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weight="bold" officeooo:rsid="001e75eb" officeooo:paragraph-rsid="001e75eb" style:font-name-asian="Times New Roman1" style:font-weight-asian="bold" style:font-name-complex="Times New Roman1" style:font-weight-complex="bold"/>
    </style:style>
    <style:style style:name="P16" style:family="paragraph" style:parent-style-name="Standard">
      <style:paragraph-properties fo:margin-left="2.519cm" fo:margin-right="0cm" fo:line-height="108%" fo:text-align="justify" style:justify-single-word="false" fo:text-indent="0cm" style:auto-text-indent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officeooo:rsid="001e75eb" officeooo:paragraph-rsid="001e75eb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-0.501cm" fo:margin-right="0cm" fo:text-indent="0cm" style:auto-text-indent="false"/>
    </style:style>
    <style:style style:name="P21" style:family="paragraph" style:parent-style-name="Heading_20_1" style:list-style-name="WWNum1"/>
    <style:style style:name="P22" style:family="paragraph" style:parent-style-name="Heading_20_1" style:list-style-name="WWNum1">
      <style:paragraph-properties fo:break-before="page"/>
    </style:style>
    <style:style style:name="P23" style:family="paragraph" style:parent-style-name="Heading_20_1" style:list-style-name="WWNum1">
      <style:text-properties officeooo:paragraph-rsid="0021f835"/>
    </style:style>
    <style:style style:name="P24" style:family="paragraph" style:parent-style-name="Heading_20_2" style:list-style-name="WWNum1"/>
    <style:style style:name="P25" style:family="paragraph" style:parent-style-name="Heading_20_2" style:list-style-name="WWNum1">
      <style:paragraph-properties fo:margin-top="0cm" fo:margin-bottom="0cm" style:contextual-spacing="false"/>
    </style:style>
    <style:style style:name="P26" style:family="paragraph" style:parent-style-name="Heading_20_2" style:list-style-name="WWNum1">
      <style:paragraph-properties fo:margin-top="0cm" fo:margin-bottom="0cm" style:contextual-spacing="false"/>
      <style:text-properties officeooo:rsid="001e75eb" officeooo:paragraph-rsid="001e75eb"/>
    </style:style>
    <style:style style:name="P27" style:family="paragraph" style:parent-style-name="Standard" style:master-page-name="Standard">
      <style:paragraph-properties fo:text-align="center" style:justify-single-word="false" style:page-number="1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margin-top="0cm" fo:margin-bottom="0.212cm" style:contextual-spacing="false" fo:line-height="108%" fo:text-align="center" style:justify-single-word="false" fo:keep-together="always" fo:orphans="0" fo:widows="0" fo:padding="0cm" fo:border="none" style:shadow="none" style:join-border="false"/>
    </style:style>
    <style:style style:name="P30" style:family="paragraph" style:parent-style-name="Standard">
      <style:paragraph-properties fo:margin-top="0cm" fo:margin-bottom="0.212cm" style:contextual-spacing="false" fo:line-height="108%" fo:keep-together="always" fo:orphans="0" fo:widows="0" fo:padding="0cm" fo:border="none" style:shadow="none" style:join-border="false"/>
    </style:style>
    <style:style style:name="P31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ef423"/>
    </style:style>
    <style:style style:name="P34" style:family="paragraph" style:parent-style-name="Standard">
      <style:paragraph-properties fo:orphans="0" fo:widows="0"/>
    </style:style>
    <style:style style:name="P35" style:family="paragraph" style:parent-style-name="Standard">
      <style:paragraph-properties fo:orphans="0" fo:widows="0" fo:padding="0cm" fo:border="none" style:shadow="none" style:join-border="false"/>
    </style:style>
    <style:style style:name="P36" style:family="paragraph" style:parent-style-name="Standard">
      <style:paragraph-properties fo:orphans="0" fo:widows="0" fo:padding="0cm" fo:border="none" style:shadow="none" style:join-border="false"/>
      <style:text-properties officeooo:rsid="001ef423" officeooo:paragraph-rsid="0021f835"/>
    </style:style>
    <style:style style:name="P37" style:family="paragraph" style:parent-style-name="Standard">
      <style:text-properties style:font-name="Times New Roman" style:font-name-asian="Times New Roman1" style:font-name-complex="Times New Roman1"/>
    </style:style>
    <style:style style:name="P38" style:family="paragraph" style:parent-style-name="Standard">
      <style:paragraph-properties fo:orphans="0" fo:widows="0" fo:padding="0cm" fo:border="none" style:shadow="none" style:join-border="false"/>
      <style:text-properties style:font-name="Times New Roman" officeooo:rsid="0021f835" officeooo:paragraph-rsid="0021f835" style:font-name-asian="Times New Roman1" style:font-name-complex="Times New Roman1"/>
    </style:style>
    <style:style style:name="P39" style:family="paragraph" style:parent-style-name="Standard">
      <style:paragraph-properties fo:orphans="0" fo:widows="0" fo:padding="0cm" fo:border="none" style:shadow="none" style:join-border="false"/>
      <style:text-properties style:font-name="Times New Roman" style:font-name-asian="Times New Roman1" style:font-name-complex="Times New Roman1"/>
    </style:style>
    <style:style style:name="P40" style:family="paragraph" style:parent-style-name="Standard">
      <style:paragraph-properties fo:text-align="center" style:justify-single-word="false"/>
      <style:text-properties style:font-name="Times New Roman" style:font-name-asian="Times New Roman1" style:font-name-complex="Times New Roman1"/>
    </style:style>
    <style:style style:name="P41" style:family="paragraph" style:parent-style-name="Standard">
      <style:paragraph-properties fo:orphans="0" fo:widows="0" fo:padding="0cm" fo:border="none" style:shadow="none" style:join-border="false"/>
      <style:text-properties officeooo:rsid="0021f835" officeooo:paragraph-rsid="0021f835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e75eb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21f835" style:font-size-asian="14pt" style:font-size-complex="14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e75eb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e827b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ef423" style:font-name-asian="Times New Roman1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2" style:family="text">
      <style:text-properties style:font-name="Times New Roman" fo:font-size="11.5pt" style:font-name-asian="Times New Roman1" style:font-size-asian="11.5pt" style:font-name-complex="Times New Roman1" style:font-size-complex="11.5pt"/>
    </style:style>
    <style:style style:name="T13" style:family="text"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4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1">Plano de Testes</text:span><text:span text:style-name="T1"/></text:p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28"><text:span text:style-name="T1">Aplicativo: </text:span><text:span text:style-name="T2">TUDO CELULAR</text:span><text:span text:style-name="T1"/>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2"/>
      <text:p text:style-name="P2"/>
      <text:p text:style-name="P1"/>
      <text:p text:style-name="P28"><text:span text:style-name="T1">Manaus – AM</text:span><text:span text:style-name="T1"/></text:p>
      <text:p text:style-name="P28"><text:span text:style-name="T1">202</text:span><text:span text:style-name="T2">3</text:span><text:span text:style-name="T3"/></text:p>
      <text:p text:style-name="Title"><text:soft-page-break/><text:span text:style-name="T4">Histórico de Revisões</text:span><text:span text:style-name="T4"/>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9"><text:span text:style-name="T13">Data</text:span><text:span text:style-name="T13"/></text:p>
          </table:table-cell>
          <table:table-cell table:style-name="Tabela1.A1" office:value-type="string">
            <text:p text:style-name="P29"><text:span text:style-name="T13">Versão</text:span><text:span text:style-name="T13"/></text:p>
          </table:table-cell>
          <table:table-cell table:style-name="Tabela1.A1" office:value-type="string">
            <text:p text:style-name="P29"><text:span text:style-name="T13">Descrição</text:span><text:span text:style-name="T13"/></text:p>
          </table:table-cell>
          <table:table-cell table:style-name="Tabela1.A1" office:value-type="string">
            <text:p text:style-name="P29"><text:span text:style-name="T13">Autor</text:span><text:span text:style-name="T13"/></text:p>
          </table:table-cell>
        </table:table-row>
        <table:table-row table:style-name="Tabela1.1">
          <table:table-cell table:style-name="Tabela1.A1" office:value-type="string">
            <text:p text:style-name="P30"><text:span text:style-name="T7">17</text:span><text:span text:style-name="T6">/0</text:span><text:span text:style-name="T7">3</text:span><text:span text:style-name="T6">/202</text:span><text:span text:style-name="T7">3</text:span><text:span text:style-name="T14"/></text:p>
          </table:table-cell>
          <table:table-cell table:style-name="Tabela1.A1" office:value-type="string">
            <text:p text:style-name="P30"><text:span text:style-name="T6">V 1.0</text:span><text:span text:style-name="T14"/></text:p>
          </table:table-cell>
          <table:table-cell table:style-name="Tabela1.A1" office:value-type="string">
            <text:p text:style-name="P30"><text:span text:style-name="T14">Release Inicial</text:span><text:span text:style-name="T14"/></text:p>
          </table:table-cell>
          <table:table-cell table:style-name="Tabela1.A1" office:value-type="string">
            <text:p text:style-name="P30"><text:span text:style-name="T14">Warneyson Lima</text:span><text:span text:style-name="T14"/></text:p>
          </table:table-cell>
        </table:table-row>
      </table:table>
      <text:p text:style-name="P9"/>
      <text:p text:style-name="P9"/>
      <text:p text:style-name="P9"/>
      <text:p text:style-name="P5"/>
      <text:p text:style-name="P5"><text:bookmark text:name="_heading=h.gjdgxs"/></text:p>
      <text:p text:style-name="P5"/>
      <text:p text:style-name="P5"/>
      <text:p text:style-name="P5"/>
      <text:p text:style-name="P5"/>
      <text:p text:style-name="P3"/>
      <text:list xml:id="list3041157820" text:style-name="WWNum1">
        <text:list-item>
          <text:h text:style-name="P22" text:outline-level="1"><text:bookmark text:name="_heading=h.30j0zll"/><text:span text:style-name="T4">Introdução</text:span><text:span text:style-name="T4"/></text:h>
        </text:list-item>
      </text:list>
      <text:p text:style-name="P3"/>
      <text:list xml:id="list162902086568607" text:continue-numbering="true" text:style-name="WWNum1">
        <text:list-item>
          <text:list>
            <text:list-item>
              <text:h text:style-name="P25" text:outline-level="2"><text:span text:style-name="T10">Objetivos</text:span><text:span text:style-name="T10"/></text:h>
            </text:list-item>
          </text:list>
        </text:list-item>
      </text:list>
      <text:p text:style-name="P11"/>
      <text:p text:style-name="P31"><text:span text:style-name="T14">O objetivo dos testes é garantir que o comparador de celulares do site Tudo Celular funcione corretamente, gerando resultados precisos e confiáveis para os usuários.</text:span><text:span text:style-name="T6"/></text:p>
      <text:p text:style-name="P16"/>
      <text:list xml:id="list162902283911521" text:continue-numbering="true" text:style-name="WWNum1">
        <text:list-item>
          <text:list>
            <text:list-item>
              <text:h text:style-name="P26" text:outline-level="2"><text:span text:style-name="T10">TUDO CELULAR</text:span><text:span text:style-name="T10"/></text:h>
            </text:list-item>
          </text:list>
        </text:list-item>
      </text:list>
      <text:p text:style-name="P12"/>
      <text:p text:style-name="P31"><text:span text:style-name="T6">O comparador de celulares do site Tudo Celular é uma ferramenta que permite ao usuário comparar as especificações técnicas de diferentes modelos de celular disponíveis no mercado. Para garantir a qualidade e a precisão dos resultados gerados pelo comparador, é necessário realizar testes que avaliem a funcionalidade e a eficácia da ferramenta. Neste documento, descreveremos os testes que serão realizados no comparador de celular do site Tudo Celular.</text:span><text:span text:style-name="T6"/></text:p>
      <text:p text:style-name="P13"/>
      <text:list xml:id="list162901316908429" text:continue-numbering="true" text:style-name="WWNum1">
        <text:list-item>
          <text:list>
            <text:list-item>
              <text:h text:style-name="P24" text:outline-level="2"><text:bookmark text:name="_heading=h.1fob9te"/><text:span text:style-name="T10">Escopo</text:span><text:span text:style-name="T10"/></text:h>
            </text:list-item>
          </text:list>
        </text:list-item>
      </text:list>
      <text:p text:style-name="P13"/>
      <text:p text:style-name="P31"><text:span text:style-name="T6">O </text:span><text:span text:style-name="T7">TUDO CELULAR</text:span><text:span text:style-name="T6"> passará pelo teste de funcionalidades.</text:span><text:span text:style-name="T6"/></text:p>
      <text:p text:style-name="P6"/>
      <text:list xml:id="list162900566172002" text:continue-numbering="true" text:style-name="WWNum1">
        <text:list-item>
          <text:h text:style-name="P21" text:outline-level="1"><text:bookmark text:name="_heading=h.g5r9ig6440x5"/><text:span text:style-name="T4">Tipos de Teste</text:span><text:span text:style-name="T4"/></text:h>
        </text:list-item>
      </text:list>
      <text:p text:style-name="P3"/>
      <text:p text:style-name="P19"><text:span text:style-name="T6">Teste de funcionalidade: Este teste verificará se </text:span><text:span text:style-name="T8">a</text:span><text:span text:style-name="T6">s funcionalidades do comparador de celular </text:span><text:span text:style-name="T8">na parte de comparação </text:span><text:span text:style-name="T6">estão funcionando corretamente, incluindo a seleção de modelos, a exibição de especificações técnicas, a comparação de especificações e a exibição de resultados.</text:span><text:span text:style-name="T6"/></text:p>
      <text:p text:style-name="P19"/>
      <text:p text:style-name="P19"/>
      <text:p text:style-name="P19"><text:span text:style-name="T6">Teste de usabilidade: Este teste avaliará a facilidade de uso do comparador de celular, testando a navegação entre as diferentes telas e a compreensão das informações apresentadas.</text:span><text:span text:style-name="T6"/></text:p>
      <text:p text:style-name="P19"/>
      <text:p text:style-name="P33"><text:span text:style-name="T6">Teste de </text:span><text:span text:style-name="T9">acessibilidade</text:span><text:span text:style-name="T6">: Este teste avaliará a </text:span><text:span text:style-name="T9">acessibilidade do site para usuários com deficiência visual que usam leitores de sites para navegação. </text:span><text:span text:style-name="T6"/></text:p>
      <text:p text:style-name="P19"/>
      <text:p text:style-name="P19"/>
      <text:p text:style-name="P19"><text:span text:style-name="T4"/></text:p>
      <text:p text:style-name="P10"/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62900797431576" text:continue-numbering="true" text:style-name="WWNum1">
        <text:list-item>
          <text:h text:style-name="P23" text:outline-level="1"><text:soft-page-break/><text:span text:style-name="T5">R</text:span><text:span text:style-name="T4">esultado</text:span><text:span text:style-name="T4"/></text:h>
        </text:list-item>
      </text:list>
      <text:p text:style-name="Standard"><text:span text:style-name="T4"/></text:p>
      <text:p text:style-name="P14">Os testes descritos neste documento são essenciais para garantir a qualidade e a eficácia do comparador de celular do site Tudo Celular. Ao realizar esses testes, podemos identificar possíveis problemas e corrigi-los antes de lançar a ferramenta para os usuários. Dessa forma, podemos oferecer uma experiência confiável e de alta qualidade aos nossos usuários.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class="text">
      <style:paragraph-properties fo:margin-top="0.212cm" fo:margin-bottom="0.106cm" style:contextual-spacing="false" style:line-height-at-least="0.423cm" fo:orphans="0" fo:widows="0" fo:keep-with-next="always"/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" style:display-name="Heading 2" style:family="paragraph" style:parent-style-name="Heading_20_1" style:next-style-name="Standard" loext:linked-style-name="Título_20_2_20_Char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loext:linked-style-name="Título_20_3_20_Char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loext:linked-style-name="Título_20_4_20_Char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loext:linked-style-name="Título_20_5_20_Char" style:default-outline-level="5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loext:linked-style-name="Título_20_6_20_Char" style:default-outline-level="6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loext:linked-style-name="Título_20_7_20_Char" style:default-outline-level="7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loext:linked-style-name="Título_20_8_20_Char" style:default-outline-level="8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loext:linked-style-name="Título_20_9_20_Char" style:default-outline-level="9" style:class="text">
      <style:paragraph-properties fo:margin-top="0.423cm" fo:margin-bottom="0.106cm" style:contextual-spacing="false" style:line-height-at-least="0.423cm" fo:orphans="0" fo:widows="0"/>
      <style:text-properties style:font-name="Times New Roman" fo:font-family="'Times New Roman'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Título_20_Char" style:class="chapter">
      <style:paragraph-properties fo:text-align="center" style:justify-single-word="false" fo:orphans="0" fo:widows="0"/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style:line-height-at-least="0.423cm" fo:orphans="0" fo:widows="0"/>
      <style:text-properties fo:text-transform="uppercase" style:font-name="Times New Roman" fo:font-family="'Times New Roman'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style:line-height-at-least="0.423cm" fo:orphans="0" fo:widows="0" fo:text-indent="0cm" style:auto-text-indent="false"/>
      <style:text-properties fo:font-variant="small-caps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style:line-height-at-least="0.423cm" fo:orphans="0" fo:widows="0" fo:text-indent="0cm" style:auto-text-indent="false"/>
      <style:text-properties style:font-name="Times New Roman" fo:font-family="'Times New Roman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Balloon_20_Text" style:display-name="Balloon Text" style:family="paragraph" style:parent-style-name="Standard" loext:linked-style-name="Texto_20_de_20_balão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language="en" fo:country="US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family="'Times New Roman'" style:font-family-generic="roman" style:font-pitch="variable" fo:language="en" fo:country="US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Título_20_9_20_Char" style:display-name="Título 9 Char" style:family="text" style:parent-style-name="Default_20_Paragraph_20_Font">
      <style:text-properties style:font-name="Times New Roman" fo:font-family="'Times New Roman'" style:font-family-generic="roman" style:font-pitch="variable" fo:font-size="9pt" fo:language="en" fo:country="US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Texto_20_de_20_balão_20_Char" style:display-name="Texto de balão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outline-level-style>
      <text:outline-level-style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outline-level-style>
      <text:outline-level-style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outline-level-style>
      <text:outline-level-style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outline-level-style>
      <text:outline-level-style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 Costa, Rafael (ND)</meta:initial-creator>
    <meta:editing-cycles>13</meta:editing-cycles>
    <meta:print-date>2023-03-16T21:02:35.851000000</meta:print-date>
    <meta:creation-date>2021-05-15T22:07:00</meta:creation-date>
    <dc:date>2023-03-17T16:29:00.068000000</dc:date>
    <meta:editing-duration>PT6H57M2S</meta:editing-duration>
    <meta:generator>LibreOffice/7.5.1.2$Windows_X86_64 LibreOffice_project/fcbaee479e84c6cd81291587d2ee68cba099e129</meta:generator>
    <meta:document-statistic meta:table-count="1" meta:image-count="0" meta:object-count="0" meta:page-count="4" meta:paragraph-count="26" meta:word-count="281" meta:character-count="1857" meta:non-whitespace-character-count="1606"/>
    <meta:user-defined meta:name="AppVersion">15.0000</meta:user-defined>
    <meta:template xlink:type="simple" xlink:actuate="onRequest" xlink:title="Normal" xlink:href=""/>
  </office:meta>
</office:document-meta>
</file>